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3.089cm"/>
    </style:style>
    <style:style style:name="co6" style:family="table-column">
      <style:table-column-properties fo:break-before="auto" style:column-width="3.552cm"/>
    </style:style>
    <style:style style:name="co7" style:family="table-column">
      <style:table-column-properties fo:break-before="auto" style:column-width="3.1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334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number-style style:name="N5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5106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 style:data-style-name="N5002">
      <style:table-cell-properties fo:border="0.002cm solid #000000"/>
    </style:style>
    <style:style style:name="ce7" style:family="table-cell" style:parent-style-name="Default" style:data-style-name="N5106">
      <style:table-cell-properties fo:border="0.002cm solid #000000"/>
    </style:style>
    <style:style style:name="ce8" style:family="table-cell" style:parent-style-name="Default" style:data-style-name="N5002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table:number-columns-spanned="6" table:number-rows-spanned="1">
            <text:p>Risultati Clustering</text:p>
          </table:table-cell>
          <table:covered-table-cell table:number-columns-repeated="5" table:style-name="Default"/>
        </table:table-row>
        <table:table-row table:style-name="ro1">
          <table:table-cell office:value-type="string">
            <text:p>Classe</text:p>
          </table:table-cell>
          <table:table-cell office:value-type="string" table:number-columns-spanned="3" table:number-rows-spanned="1">
            <text:p>Dimensione</text:p>
          </table:table-cell>
          <table:covered-table-cell table:number-columns-repeated="2"/>
          <table:table-cell office:value-type="string" table:number-columns-spanned="2" table:number-rows-spanned="1">
            <text:p>Richieste</text:p>
          </table:table-cell>
          <table:covered-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81" table:number-columns-spanned="3" table:number-rows-spanned="1">
            <text:p>10281</text:p>
          </table:table-cell>
          <table:covered-table-cell table:number-columns-repeated="2"/>
          <table:table-cell office:value-type="float" office:value="9999995" table:number-columns-spanned="2" table:number-rows-spanned="1">
            <text:p>9999995</text:p>
          </table:table-cell>
          <table:covered-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513744" table:number-columns-spanned="3" table:number-rows-spanned="1">
            <text:p>279513744</text:p>
          </table:table-cell>
          <table:covered-table-cell table:number-columns-repeated="2"/>
          <table:table-cell office:value-type="float" office:value="4" table:number-columns-spanned="2" table:number-rows-spanned="1">
            <text:p>4</text:p>
          </table:table-cell>
          <table:covered-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5827882" table:number-columns-spanned="3" table:number-rows-spanned="1">
            <text:p>715827882</text:p>
          </table:table-cell>
          <table:covered-table-cell table:number-columns-repeated="2"/>
          <table:table-cell office:value-type="float" office:value="1" table:number-columns-spanned="2" table:number-rows-spanned="1">
            <text:p>1</text:p>
          </table:table-cell>
          <table:covered-table-cell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 table:number-columns-spanned="4" table:number-rows-spanned="1">
            <text:p>Probabilità di arrivo richieste classe R</text:p>
          </table:table-cell>
          <table:covered-table-cell table:number-columns-repeated="2" table:style-name="ce5"/>
          <table:covered-table-cell table:style-name="ce1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table:formula="oooc:=9999995/10000000" office:value-type="float" office:value="0.9999995" table:number-columns-spanned="4" table:number-rows-spanned="1">
            <text:p>0.9999995</text:p>
          </table:table-cell>
          <table:covered-table-cell table:number-columns-repeated="2" table:style-name="ce6"/>
          <table:covered-table-cell table:style-name="ce8"/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3" table:formula="oooc:=4/10000000" office:value-type="float" office:value="0.0000004" table:number-columns-spanned="4" table:number-rows-spanned="1">
            <text:p>0.0000004</text:p>
          </table:table-cell>
          <table:covered-table-cell table:number-columns-repeated="2" table:style-name="ce7"/>
          <table:covered-table-cell table:style-name="ce3"/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table:formula="oooc:=1/10000000" office:value-type="float" office:value="0.0000001" table:number-columns-spanned="4" table:number-rows-spanned="1">
            <text:p>0.0000001</text:p>
          </table:table-cell>
          <table:covered-table-cell table:number-columns-repeated="2" table:style-name="ce7"/>
          <table:covered-table-cell table:style-name="ce3"/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RANDOM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73418">
            <text:p>0.3073418</text:p>
          </table:table-cell>
          <table:table-cell table:number-columns-repeated="2" office:value-type="float" office:value="0.0000002">
            <text:p>0.0000002</text:p>
          </table:table-cell>
          <table:table-cell table:formula="oooc:=SUM([.B3:.D3])" office:value-type="float" office:value="0.3073422">
            <text:p>0.3073422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>
            <text:p>LS1</text:p>
          </table:table-cell>
          <table:table-cell office:value-type="float" office:value="0.2907208">
            <text:p>0.2907208</text:p>
          </table:table-cell>
          <table:table-cell table:number-columns-repeated="2" office:value-type="float" office:value="0">
            <text:p>0.0000000</text:p>
          </table:table-cell>
          <table:table-cell table:formula="oooc:=SUM([.B4:.D4])" office:value-type="float" office:value="0.2907208">
            <text:p>0.2907208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960784">
            <text:p>0.6960784</text:p>
          </table:table-cell>
          <table:table-cell table:number-columns-repeated="2" office:value-type="float" office:value="0.0000002">
            <text:p>0.0000002</text:p>
          </table:table-cell>
          <table:table-cell table:formula="oooc:=SUM([.B5:.D5])" office:value-type="float" office:value="0.6960788">
            <text:p>0.6960788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2764128">
            <text:p>0.2764128</text:p>
          </table:table-cell>
          <table:table-cell table:number-columns-repeated="2" office:value-type="float" office:value="0">
            <text:p>0.0000000</text:p>
          </table:table-cell>
          <table:table-cell table:formula="oooc:=SUM([.B6:.D6])" office:value-type="float" office:value="0.2764128">
            <text:p>0.2764128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2764129">
            <text:p>0.2764129</text:p>
          </table:table-cell>
          <table:table-cell table:number-columns-repeated="2" office:value-type="float" office:value="0">
            <text:p>0.0000000</text:p>
          </table:table-cell>
          <table:table-cell table:formula="oooc:=SUM([.B7:.D7])" office:value-type="float" office:value="0.2764129">
            <text:p>0.2764129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1882">
            <text:p>0.0041882</text:p>
          </table:table-cell>
          <table:table-cell table:number-columns-repeated="2" office:value-type="float" office:value="0">
            <text:p>0.0000000</text:p>
          </table:table-cell>
          <table:table-cell table:formula="oooc:=SUM([.B8:.D8])" office:value-type="float" office:value="0.0041882">
            <text:p>0.0041882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679466">
            <text:p>0.6679466</text:p>
          </table:table-cell>
          <table:table-cell table:number-columns-repeated="2" office:value-type="float" office:value="0.0000002">
            <text:p>0.0000002</text:p>
          </table:table-cell>
          <table:table-cell table:formula="oooc:=SUM([.B9:.D9])" office:value-type="float" office:value="0.667947">
            <text:p>0.6679470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91558">
            <text:p>0.2891558</text:p>
          </table:table-cell>
          <table:table-cell table:number-columns-repeated="2" office:value-type="float" office:value="0">
            <text:p>0.0000000</text:p>
          </table:table-cell>
          <table:table-cell table:formula="oooc:=SUM([.B10:.D10])" office:value-type="float" office:value="0.2891558">
            <text:p>0.2891558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2768898">
            <text:p>0.2768898</text:p>
          </table:table-cell>
          <table:table-cell table:number-columns-repeated="2" office:value-type="float" office:value="0">
            <text:p>0.0000000</text:p>
          </table:table-cell>
          <table:table-cell table:formula="oooc:=SUM([.B11:.D11])" office:value-type="float" office:value="0.2768898">
            <text:p>0.2768898</text:p>
          </table:table-cell>
          <table:table-cell table:number-columns-repeated="4"/>
        </table:table-row>
        <table:table-row table:style-name="ro1" table:number-rows-repeated="2">
          <table:table-cell table:style-name="ce10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4" table:style-name="ce10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8156514">
            <text:p>0.8156514</text:p>
          </table:table-cell>
          <table:table-cell table:number-columns-repeated="2" office:value-type="float" office:value="0.0000002">
            <text:p>0.0000002</text:p>
          </table:table-cell>
          <table:table-cell table:formula="oooc:=SUM([.B16:.D16])" office:value-type="float" office:value="0.8156518">
            <text:p>0.8156518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3.1515519">
            <text:p>3.1515519</text:p>
          </table:table-cell>
          <table:table-cell office:value-type="float" office:value="0.0000052">
            <text:p>0.0000052</text:p>
          </table:table-cell>
          <table:table-cell office:value-type="float" office:value="0">
            <text:p>0.0000000</text:p>
          </table:table-cell>
          <table:table-cell table:formula="oooc:=SUM([.B17:.D17])" office:value-type="float" office:value="3.1515571">
            <text:p>3.1515571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3.657859">
            <text:p>3.6578590</text:p>
          </table:table-cell>
          <table:table-cell office:value-type="float" office:value="0.0000003">
            <text:p>0.0000003</text:p>
          </table:table-cell>
          <table:table-cell office:value-type="float" office:value="0.0000004">
            <text:p>0.0000004</text:p>
          </table:table-cell>
          <table:table-cell table:formula="oooc:=SUM([.B18:.D18])" office:value-type="float" office:value="3.6578597">
            <text:p>3.6578597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2.5567767">
            <text:p>2.5567767</text:p>
          </table:table-cell>
          <table:table-cell table:number-columns-repeated="2" office:value-type="float" office:value="0">
            <text:p>0.0000000</text:p>
          </table:table-cell>
          <table:table-cell table:formula="oooc:=SUM([.B19:.D19])" office:value-type="float" office:value="2.5567767">
            <text:p>2.5567767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1.5184698">
            <text:p>1.5184698</text:p>
          </table:table-cell>
          <table:table-cell table:number-columns-repeated="2" office:value-type="float" office:value="0">
            <text:p>0.0000000</text:p>
          </table:table-cell>
          <table:table-cell table:formula="oooc:=SUM([.B20:.D20])" office:value-type="float" office:value="1.5184698">
            <text:p>1.5184698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4237">
            <text:p>0.0044237</text:p>
          </table:table-cell>
          <table:table-cell table:number-columns-repeated="2" office:value-type="float" office:value="0">
            <text:p>0.0000000</text:p>
          </table:table-cell>
          <table:table-cell table:formula="oooc:=SUM([.B21:.D21])" office:value-type="float" office:value="0.0044237">
            <text:p>0.0044237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5397864">
            <text:p>1.5397864</text:p>
          </table:table-cell>
          <table:table-cell office:value-type="float" office:value="0.0000002">
            <text:p>0.0000002</text:p>
          </table:table-cell>
          <table:table-cell office:value-type="float" office:value="0.0000003">
            <text:p>0.0000003</text:p>
          </table:table-cell>
          <table:table-cell table:formula="oooc:=SUM([.B22:.D22])" office:value-type="float" office:value="1.5397869">
            <text:p>1.5397869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5960687">
            <text:p>1.5960687</text:p>
          </table:table-cell>
          <table:table-cell table:number-columns-repeated="2" office:value-type="float" office:value="0">
            <text:p>0.0000000</text:p>
          </table:table-cell>
          <table:table-cell table:formula="oooc:=SUM([.B23:.D23])" office:value-type="float" office:value="1.5960687">
            <text:p>1.5960687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4.0123727">
            <text:p>4.0123727</text:p>
          </table:table-cell>
          <table:table-cell table:number-columns-repeated="2" office:value-type="float" office:value="0">
            <text:p>0.0000000</text:p>
          </table:table-cell>
          <table:table-cell table:formula="oooc:=SUM([.B24:.D24])" office:value-type="float" office:value="4.0123727">
            <text:p>4.0123727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2462">
            <text:p>0.0002462</text:p>
          </table:table-cell>
          <table:table-cell table:number-columns-repeated="2" office:value-type="float" office:value="0.0000186">
            <text:p>0.000018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4776">
            <text:p>0.0004776</text:p>
          </table:table-cell>
          <table:table-cell office:value-type="float" office:value="0.000638">
            <text:p>0.0006380</text:p>
          </table:table-cell>
          <table:table-cell office:value-type="float" office:value="0.0000008">
            <text:p>0.00000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5529">
            <text:p>0.0005529</text:p>
          </table:table-cell>
          <table:table-cell office:value-type="float" office:value="0.0000373">
            <text:p>0.0000373</text:p>
          </table:table-cell>
          <table:table-cell office:value-type="float" office:value="0.0000451">
            <text:p>0.000045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3874">
            <text:p>0.0003874</text:p>
          </table:table-cell>
          <table:table-cell table:number-columns-repeated="2" office:value-type="float" office:value="0.0000005">
            <text:p>0.00000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23">
            <text:p>0.0002300</text:p>
          </table:table-cell>
          <table:table-cell table:number-columns-repeated="2" office:value-type="float" office:value="0.0000005">
            <text:p>0.00000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0442">
            <text:p>0.0000442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153552">
            <text:p>0.0153552</text:p>
          </table:table-cell>
          <table:table-cell office:value-type="float" office:value="0.0000202">
            <text:p>0.0000202</text:p>
          </table:table-cell>
          <table:table-cell office:value-type="float" office:value="0.0000422">
            <text:p>0.00004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3.3450603">
            <text:p>3.3450603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0012179">
            <text:p>0.0012179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ROUND_ROBIN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63409">
            <text:p>0.3063409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formula="oooc:=SUM([.B3:.D3])" office:value-type="float" office:value="0.3063412">
            <text:p>0.3063412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2896605">
            <text:p>0.2896605</text:p>
          </table:table-cell>
          <table:table-cell table:number-columns-repeated="2" office:value-type="float" office:value="0">
            <text:p>0.0000000</text:p>
          </table:table-cell>
          <table:table-cell table:formula="oooc:=SUM([.B4:.D4])" office:value-type="float" office:value="0.2896605">
            <text:p>0.2896605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937319">
            <text:p>0.6937319</text:p>
          </table:table-cell>
          <table:table-cell table:number-columns-repeated="2" office:value-type="float" office:value="0.0000002">
            <text:p>0.0000002</text:p>
          </table:table-cell>
          <table:table-cell table:formula="oooc:=SUM([.B5:.D5])" office:value-type="float" office:value="0.6937323">
            <text:p>0.6937323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2754017">
            <text:p>0.2754017</text:p>
          </table:table-cell>
          <table:table-cell table:number-columns-repeated="2" office:value-type="float" office:value="0">
            <text:p>0.0000000</text:p>
          </table:table-cell>
          <table:table-cell table:formula="oooc:=SUM([.B6:.D6])" office:value-type="float" office:value="0.2754017">
            <text:p>0.2754017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2754008">
            <text:p>0.2754008</text:p>
          </table:table-cell>
          <table:table-cell table:number-columns-repeated="2" office:value-type="float" office:value="0">
            <text:p>0.0000000</text:p>
          </table:table-cell>
          <table:table-cell table:formula="oooc:=SUM([.B7:.D7])" office:value-type="float" office:value="0.2754008">
            <text:p>0.2754008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1727">
            <text:p>0.0041727</text:p>
          </table:table-cell>
          <table:table-cell table:number-columns-repeated="2" office:value-type="float" office:value="0">
            <text:p>0.0000000</text:p>
          </table:table-cell>
          <table:table-cell table:formula="oooc:=SUM([.B8:.D8])" office:value-type="float" office:value="0.0041727">
            <text:p>0.0041727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657044">
            <text:p>0.6657044</text:p>
          </table:table-cell>
          <table:table-cell table:number-columns-repeated="2" office:value-type="float" office:value="0.0000002">
            <text:p>0.0000002</text:p>
          </table:table-cell>
          <table:table-cell table:formula="oooc:=SUM([.B9:.D9])" office:value-type="float" office:value="0.6657048">
            <text:p>0.6657048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80685">
            <text:p>0.2880685</text:p>
          </table:table-cell>
          <table:table-cell table:number-columns-repeated="2" office:value-type="float" office:value="0">
            <text:p>0.0000000</text:p>
          </table:table-cell>
          <table:table-cell table:formula="oooc:=SUM([.B10:.D10])" office:value-type="float" office:value="0.2880685">
            <text:p>0.2880685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2758742">
            <text:p>0.2758742</text:p>
          </table:table-cell>
          <table:table-cell table:number-columns-repeated="2" office:value-type="float" office:value="0">
            <text:p>0.0000000</text:p>
          </table:table-cell>
          <table:table-cell table:formula="oooc:=SUM([.B11:.D11])" office:value-type="float" office:value="0.2758742">
            <text:p>0.2758742</text:p>
          </table:table-cell>
          <table:table-cell table:number-columns-repeated="4"/>
        </table:table-row>
        <table:table-row table:style-name="ro1" table:number-rows-repeated="2">
          <table:table-cell table:style-name="ce10"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3" table:style-name="ce10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815258">
            <text:p>0.8152580</text:p>
          </table:table-cell>
          <table:table-cell office:value-type="float" office:value="0.0000001">
            <text:p>0.0000001</text:p>
          </table:table-cell>
          <table:table-cell office:value-type="float" office:value="0.0000003">
            <text:p>0.0000003</text:p>
          </table:table-cell>
          <table:table-cell table:formula="oooc:=SUM([.B16:.D16])" office:value-type="float" office:value="0.8152584">
            <text:p>0.8152584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3.0170297">
            <text:p>3.0170297</text:p>
          </table:table-cell>
          <table:table-cell table:number-columns-repeated="2" office:value-type="float" office:value="0">
            <text:p>0.0000000</text:p>
          </table:table-cell>
          <table:table-cell table:formula="oooc:=SUM([.B17:.D17])" office:value-type="float" office:value="3.0170297">
            <text:p>3.0170297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3.7397106">
            <text:p>3.7397106</text:p>
          </table:table-cell>
          <table:table-cell office:value-type="float" office:value="0.0000006">
            <text:p>0.0000006</text:p>
          </table:table-cell>
          <table:table-cell office:value-type="float" office:value="0.0000007">
            <text:p>0.0000007</text:p>
          </table:table-cell>
          <table:table-cell table:formula="oooc:=SUM([.B18:.D18])" office:value-type="float" office:value="3.7397119">
            <text:p>3.7397119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2.4765783">
            <text:p>2.4765783</text:p>
          </table:table-cell>
          <table:table-cell office:value-type="float" office:value="0">
            <text:p>0.0000000</text:p>
          </table:table-cell>
          <table:table-cell office:value-type="float" office:value="0.0000003">
            <text:p>0.0000003</text:p>
          </table:table-cell>
          <table:table-cell table:formula="oooc:=SUM([.B19:.D19])" office:value-type="float" office:value="2.4765786">
            <text:p>2.4765786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1.5004453">
            <text:p>1.5004453</text:p>
          </table:table-cell>
          <table:table-cell table:number-columns-repeated="2" office:value-type="float" office:value="0">
            <text:p>0.0000000</text:p>
          </table:table-cell>
          <table:table-cell table:formula="oooc:=SUM([.B20:.D20])" office:value-type="float" office:value="1.5004453">
            <text:p>1.5004453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4015">
            <text:p>0.0044015</text:p>
          </table:table-cell>
          <table:table-cell table:number-columns-repeated="2" office:value-type="float" office:value="0">
            <text:p>0.0000000</text:p>
          </table:table-cell>
          <table:table-cell table:formula="oooc:=SUM([.B21:.D21])" office:value-type="float" office:value="0.0044015">
            <text:p>0.0044015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9750295">
            <text:p>0.9750295</text:p>
          </table:table-cell>
          <table:table-cell table:number-columns-repeated="2" office:value-type="float" office:value="0.0000002">
            <text:p>0.0000002</text:p>
          </table:table-cell>
          <table:table-cell table:formula="oooc:=SUM([.B22:.D22])" office:value-type="float" office:value="0.9750299">
            <text:p>0.9750299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7462807">
            <text:p>1.7462807</text:p>
          </table:table-cell>
          <table:table-cell table:number-columns-repeated="2" office:value-type="float" office:value="0">
            <text:p>0.0000000</text:p>
          </table:table-cell>
          <table:table-cell table:formula="oooc:=SUM([.B23:.D23])" office:value-type="float" office:value="1.7462807">
            <text:p>1.7462807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3.8631661">
            <text:p>3.8631661</text:p>
          </table:table-cell>
          <table:table-cell table:number-columns-repeated="2" office:value-type="float" office:value="0">
            <text:p>0.0000000</text:p>
          </table:table-cell>
          <table:table-cell table:formula="oooc:=SUM([.B24:.D24])" office:value-type="float" office:value="3.8631661">
            <text:p>3.863166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2465">
            <text:p>0.0002465</text:p>
          </table:table-cell>
          <table:table-cell office:value-type="float" office:value="0.0000186">
            <text:p>0.0000186</text:p>
          </table:table-cell>
          <table:table-cell office:value-type="float" office:value="0.0000305">
            <text:p>0.00003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458">
            <text:p>0.0004580</text:p>
          </table:table-cell>
          <table:table-cell table:number-columns-repeated="2" office:value-type="float" office:value="0.0000008">
            <text:p>0.00000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5651">
            <text:p>0.0005651</text:p>
          </table:table-cell>
          <table:table-cell office:value-type="float" office:value="0.0000836">
            <text:p>0.0000836</text:p>
          </table:table-cell>
          <table:table-cell office:value-type="float" office:value="0.0000849">
            <text:p>0.000084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3758">
            <text:p>0.0003758</text:p>
          </table:table-cell>
          <table:table-cell office:value-type="float" office:value="0.0000005">
            <text:p>0.0000005</text:p>
          </table:table-cell>
          <table:table-cell office:value-type="float" office:value="0.0000327">
            <text:p>0.000032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2277">
            <text:p>0.0002277</text:p>
          </table:table-cell>
          <table:table-cell office:value-type="float" office:value="0.0000062">
            <text:p>0.0000062</text:p>
          </table:table-cell>
          <table:table-cell office:value-type="float" office:value="0.0000005">
            <text:p>0.00000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0441">
            <text:p>0.0000441</text:p>
          </table:table-cell>
          <table:table-cell office:value-type="float" office:value="0">
            <text:p>0.0000000</text:p>
          </table:table-cell>
          <table:table-cell office:value-type="float" office:value="0.0000002">
            <text:p>0.000000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097529">
            <text:p>0.0097529</text:p>
          </table:table-cell>
          <table:table-cell table:number-columns-repeated="2" office:value-type="float" office:value="0.0000202">
            <text:p>0.000020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4.6214934">
            <text:p>4.6214934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0011748">
            <text:p>0.0011748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</table:table>
      <table:table table:name="Sheet4" table:style-name="ta1" table:print="false">
        <office:forms form:automatic-focus="false" form:apply-design-mode="false"/>
        <table:table-column table:style-name="co4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LEAST_LOADE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283939">
            <text:p>0.3283939</text:p>
          </table:table-cell>
          <table:table-cell table:number-columns-repeated="2" office:value-type="float" office:value="0.0000002">
            <text:p>0.0000002</text:p>
          </table:table-cell>
          <table:table-cell table:formula="oooc:=SUM([.B3:.D3])" office:value-type="float" office:value="0.3283943">
            <text:p>0.3283943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3127823">
            <text:p>0.3127823</text:p>
          </table:table-cell>
          <table:table-cell table:number-columns-repeated="2" office:value-type="float" office:value="0">
            <text:p>0.0000000</text:p>
          </table:table-cell>
          <table:table-cell table:formula="oooc:=SUM([.B4:.D4])" office:value-type="float" office:value="0.3127823">
            <text:p>0.3127823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7446522">
            <text:p>0.7446522</text:p>
          </table:table-cell>
          <table:table-cell table:number-columns-repeated="2" office:value-type="float" office:value="0.0000002">
            <text:p>0.0000002</text:p>
          </table:table-cell>
          <table:table-cell table:formula="oooc:=SUM([.B5:.D5])" office:value-type="float" office:value="0.7446526">
            <text:p>0.7446526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2974405">
            <text:p>0.2974405</text:p>
          </table:table-cell>
          <table:table-cell table:number-columns-repeated="2" office:value-type="float" office:value="0">
            <text:p>0.0000000</text:p>
          </table:table-cell>
          <table:table-cell table:formula="oooc:=SUM([.B6:.D6])" office:value-type="float" office:value="0.2974405">
            <text:p>0.2974405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2974405">
            <text:p>0.2974405</text:p>
          </table:table-cell>
          <table:table-cell table:number-columns-repeated="2" office:value-type="float" office:value="0">
            <text:p>0.0000000</text:p>
          </table:table-cell>
          <table:table-cell table:formula="oooc:=SUM([.B7:.D7])" office:value-type="float" office:value="0.2974405">
            <text:p>0.2974405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5066">
            <text:p>0.0045066</text:p>
          </table:table-cell>
          <table:table-cell table:number-columns-repeated="2" office:value-type="float" office:value="0">
            <text:p>0.0000000</text:p>
          </table:table-cell>
          <table:table-cell table:formula="oooc:=SUM([.B8:.D8])" office:value-type="float" office:value="0.0045066">
            <text:p>0.0045066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7144889">
            <text:p>0.7144889</text:p>
          </table:table-cell>
          <table:table-cell table:number-columns-repeated="2" office:value-type="float" office:value="0.0000002">
            <text:p>0.0000002</text:p>
          </table:table-cell>
          <table:table-cell table:formula="oooc:=SUM([.B9:.D9])" office:value-type="float" office:value="0.7144893">
            <text:p>0.7144893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11112">
            <text:p>0.3111120</text:p>
          </table:table-cell>
          <table:table-cell table:number-columns-repeated="2" office:value-type="float" office:value="0">
            <text:p>0.0000000</text:p>
          </table:table-cell>
          <table:table-cell table:formula="oooc:=SUM([.B10:.D10])" office:value-type="float" office:value="0.311112">
            <text:p>0.3111120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298004">
            <text:p>0.2980040</text:p>
          </table:table-cell>
          <table:table-cell table:number-columns-repeated="2" office:value-type="float" office:value="0">
            <text:p>0.0000000</text:p>
          </table:table-cell>
          <table:table-cell table:formula="oooc:=SUM([.B11:.D11])" office:value-type="float" office:value="0.298004">
            <text:p>0.2980040</text:p>
          </table:table-cell>
          <table:table-cell table:number-columns-repeated="4"/>
        </table:table-row>
        <table:table-row table:style-name="ro1" table:number-rows-repeated="2">
          <table:table-cell table:style-name="ce10"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3" table:style-name="ce10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9971276">
            <text:p>0.9971276</text:p>
          </table:table-cell>
          <table:table-cell table:number-columns-repeated="2" office:value-type="float" office:value="0.0000002">
            <text:p>0.0000002</text:p>
          </table:table-cell>
          <table:table-cell table:formula="oooc:=SUM([.B16:.D16])" office:value-type="float" office:value="0.997128">
            <text:p>0.9971280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4.6631723">
            <text:p>4.6631723</text:p>
          </table:table-cell>
          <table:table-cell table:number-columns-repeated="2" office:value-type="float" office:value="0">
            <text:p>0.0000000</text:p>
          </table:table-cell>
          <table:table-cell table:formula="oooc:=SUM([.B17:.D17])" office:value-type="float" office:value="4.6631723">
            <text:p>4.6631723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6.1476659">
            <text:p>6.1476659</text:p>
          </table:table-cell>
          <table:table-cell table:number-columns-repeated="2" office:value-type="float" office:value="0.0000002">
            <text:p>0.0000002</text:p>
          </table:table-cell>
          <table:table-cell table:formula="oooc:=SUM([.B18:.D18])" office:value-type="float" office:value="6.1476663">
            <text:p>6.1476663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3.7715343">
            <text:p>3.7715343</text:p>
          </table:table-cell>
          <table:table-cell office:value-type="float" office:value="0.0000022">
            <text:p>0.0000022</text:p>
          </table:table-cell>
          <table:table-cell office:value-type="float" office:value="0">
            <text:p>0.0000000</text:p>
          </table:table-cell>
          <table:table-cell table:formula="oooc:=SUM([.B19:.D19])" office:value-type="float" office:value="3.7715365">
            <text:p>3.7715365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2.0528048">
            <text:p>2.0528048</text:p>
          </table:table-cell>
          <table:table-cell table:number-columns-repeated="2" office:value-type="float" office:value="0">
            <text:p>0.0000000</text:p>
          </table:table-cell>
          <table:table-cell table:formula="oooc:=SUM([.B20:.D20])" office:value-type="float" office:value="2.0528048">
            <text:p>2.0528048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51349">
            <text:p>0.0051349</text:p>
          </table:table-cell>
          <table:table-cell table:number-columns-repeated="2" office:value-type="float" office:value="0">
            <text:p>0.0000000</text:p>
          </table:table-cell>
          <table:table-cell table:formula="oooc:=SUM([.B21:.D21])" office:value-type="float" office:value="0.0051349">
            <text:p>0.0051349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4.0246807">
            <text:p>4.0246807</text:p>
          </table:table-cell>
          <table:table-cell office:value-type="float" office:value="0.000001">
            <text:p>0.0000010</text:p>
          </table:table-cell>
          <table:table-cell office:value-type="float" office:value="0.0000014">
            <text:p>0.0000014</text:p>
          </table:table-cell>
          <table:table-cell table:formula="oooc:=SUM([.B22:.D22])" office:value-type="float" office:value="4.0246831">
            <text:p>4.0246831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7011001">
            <text:p>0.7011001</text:p>
          </table:table-cell>
          <table:table-cell office:value-type="float" office:value="0">
            <text:p>0.0000000</text:p>
          </table:table-cell>
          <table:table-cell office:value-type="float" office:value="0.0000006">
            <text:p>0.0000006</text:p>
          </table:table-cell>
          <table:table-cell table:formula="oooc:=SUM([.B23:.D23])" office:value-type="float" office:value="0.7011007">
            <text:p>0.7011007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5.7938724">
            <text:p>5.7938724</text:p>
          </table:table-cell>
          <table:table-cell table:number-columns-repeated="2" office:value-type="float" office:value="0">
            <text:p>0.0000000</text:p>
          </table:table-cell>
          <table:table-cell table:formula="oooc:=SUM([.B24:.D24])" office:value-type="float" office:value="5.7938724">
            <text:p>5.793872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2818">
            <text:p>0.0002818</text:p>
          </table:table-cell>
          <table:table-cell table:number-columns-repeated="2" office:value-type="float" office:value="0.0000186">
            <text:p>0.000018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6594">
            <text:p>0.0006594</text:p>
          </table:table-cell>
          <table:table-cell table:number-columns-repeated="2" office:value-type="float" office:value="0.0000008">
            <text:p>0.00000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8687">
            <text:p>0.0008687</text:p>
          </table:table-cell>
          <table:table-cell table:number-columns-repeated="2" office:value-type="float" office:value="0.0000211">
            <text:p>0.000021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5333">
            <text:p>0.0005333</text:p>
          </table:table-cell>
          <table:table-cell office:value-type="float" office:value="0.0002488">
            <text:p>0.0002488</text:p>
          </table:table-cell>
          <table:table-cell office:value-type="float" office:value="0.0000005">
            <text:p>0.00000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2903">
            <text:p>0.0002903</text:p>
          </table:table-cell>
          <table:table-cell table:number-columns-repeated="2" office:value-type="float" office:value="0.0000005">
            <text:p>0.00000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0488">
            <text:p>0.0000488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368452">
            <text:p>0.0368452</text:p>
          </table:table-cell>
          <table:table-cell office:value-type="float" office:value="0.0001163">
            <text:p>0.0001163</text:p>
          </table:table-cell>
          <table:table-cell office:value-type="float" office:value="0.0001609">
            <text:p>0.000160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914445">
            <text:p>0.2914445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0016394">
            <text:p>0.0016394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</table:table>
      <table:table table:name="Sheet5" table:style-name="ta1" table:print="false">
        <office:forms form:automatic-focus="false" form:apply-design-mode="false"/>
        <table:table-column table:style-name="co5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LINK_AD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71744">
            <text:p>0.3071744</text:p>
          </table:table-cell>
          <table:table-cell office:value-type="float" office:value="0.0000001">
            <text:p>0.0000001</text:p>
          </table:table-cell>
          <table:table-cell office:value-type="float" office:value="0.0000002">
            <text:p>0.0000002</text:p>
          </table:table-cell>
          <table:table-cell table:formula="oooc:=SUM([.B3:.D3])" office:value-type="float" office:value="0.3071747">
            <text:p>0.3071747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138228">
            <text:p>0.0138228</text:p>
          </table:table-cell>
          <table:table-cell table:number-columns-repeated="2" office:value-type="float" office:value="0">
            <text:p>0.0000000</text:p>
          </table:table-cell>
          <table:table-cell table:formula="oooc:=SUM([.B4:.D4])" office:value-type="float" office:value="0.0138228">
            <text:p>0.0138228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348428">
            <text:p>0.3484280</text:p>
          </table:table-cell>
          <table:table-cell table:number-columns-repeated="2" office:value-type="float" office:value="0.0000002">
            <text:p>0.0000002</text:p>
          </table:table-cell>
          <table:table-cell table:formula="oooc:=SUM([.B5:.D5])" office:value-type="float" office:value="0.3484284">
            <text:p>0.3484284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formula="oooc:=SUM([.B6:.D6])" office:value-type="float" office:value="0.0089992">
            <text:p>0.0089992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formula="oooc:=SUM([.B7:.D7])" office:value-type="float" office:value="0.0089992">
            <text:p>0.0089992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1364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formula="oooc:=SUM([.B8:.D8])" office:value-type="float" office:value="0.0001364">
            <text:p>0.0001364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675424">
            <text:p>0.6675424</text:p>
          </table:table-cell>
          <table:table-cell table:number-columns-repeated="2" office:value-type="float" office:value="0.0000002">
            <text:p>0.0000002</text:p>
          </table:table-cell>
          <table:table-cell table:formula="oooc:=SUM([.B9:.D9])" office:value-type="float" office:value="0.6675428">
            <text:p>0.6675428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889666">
            <text:p>0.2889666</text:p>
          </table:table-cell>
          <table:table-cell table:number-columns-repeated="2" office:value-type="float" office:value="0">
            <text:p>0.0000000</text:p>
          </table:table-cell>
          <table:table-cell table:formula="oooc:=SUM([.B10:.D10])" office:value-type="float" office:value="0.2889666">
            <text:p>0.2889666</text:p>
          </table:table-cell>
          <table:table-cell table:number-columns-repeated="4"/>
        </table:table-row>
        <table:table-row table:style-name="ro1">
          <table:table-cell office:value-type="string">
            <text:p>LW3</text:p>
          </table:table-cell>
          <table:table-cell office:value-type="float" office:value="0.0067413">
            <text:p>0.0067413</text:p>
          </table:table-cell>
          <table:table-cell table:number-columns-repeated="2" office:value-type="float" office:value="0">
            <text:p>0.0000000</text:p>
          </table:table-cell>
          <table:table-cell table:formula="oooc:=SUM([.B11:.D11])" office:value-type="float" office:value="0.0067413">
            <text:p>0.0067413</text:p>
          </table:table-cell>
          <table:table-cell table:number-columns-repeated="4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4449257">
            <text:p>0.4449257</text:p>
          </table:table-cell>
          <table:table-cell table:number-columns-repeated="2" office:value-type="float" office:value="0">
            <text:p>0.0000000</text:p>
          </table:table-cell>
          <table:table-cell table:formula="oooc:=SUM([.B12:.D12])" office:value-type="float" office:value="0.4449257">
            <text:p>0.4449257</text:p>
          </table:table-cell>
          <table:table-cell table:number-columns-repeated="4"/>
        </table:table-row>
        <table:table-row table:style-name="ro1">
          <table:table-cell table:style-name="ce10"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3" table:style-name="ce10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4664123">
            <text:p>0.4664123</text:p>
          </table:table-cell>
          <table:table-cell table:number-columns-repeated="2" office:value-type="float" office:value="0.0000002">
            <text:p>0.0000002</text:p>
          </table:table-cell>
          <table:table-cell table:formula="oooc:=SUM([.B16:.D16])" office:value-type="float" office:value="0.4664127">
            <text:p>0.4664127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138228">
            <text:p>0.0138228</text:p>
          </table:table-cell>
          <table:table-cell table:number-columns-repeated="2" office:value-type="float" office:value="0">
            <text:p>0.0000000</text:p>
          </table:table-cell>
          <table:table-cell table:formula="oooc:=SUM([.B17:.D17])" office:value-type="float" office:value="0.0138228">
            <text:p>0.0138228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110552">
            <text:p>0.4110552</text:p>
          </table:table-cell>
          <table:table-cell table:number-columns-repeated="2" office:value-type="float" office:value="0.0000002">
            <text:p>0.0000002</text:p>
          </table:table-cell>
          <table:table-cell table:formula="oooc:=SUM([.B18:.D18])" office:value-type="float" office:value="0.4110556">
            <text:p>0.4110556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formula="oooc:=SUM([.B19:.D19])" office:value-type="float" office:value="0.0089992">
            <text:p>0.0089992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89992">
            <text:p>0.0089992</text:p>
          </table:table-cell>
          <table:table-cell table:number-columns-repeated="2" office:value-type="float" office:value="0">
            <text:p>0.0000000</text:p>
          </table:table-cell>
          <table:table-cell table:formula="oooc:=SUM([.B20:.D20])" office:value-type="float" office:value="0.0089992">
            <text:p>0.0089992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1364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formula="oooc:=SUM([.B21:.D21])" office:value-type="float" office:value="0.0001364">
            <text:p>0.0001364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1.504037">
            <text:p>1.5040370</text:p>
          </table:table-cell>
          <table:table-cell office:value-type="float" office:value="0.0000005">
            <text:p>0.0000005</text:p>
          </table:table-cell>
          <table:table-cell office:value-type="float" office:value="0.0000007">
            <text:p>0.0000007</text:p>
          </table:table-cell>
          <table:table-cell table:formula="oooc:=SUM([.B22:.D22])" office:value-type="float" office:value="1.5040382">
            <text:p>1.5040382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697323">
            <text:p>1.6973230</text:p>
          </table:table-cell>
          <table:table-cell office:value-type="float" office:value="0.000006">
            <text:p>0.0000060</text:p>
          </table:table-cell>
          <table:table-cell office:value-type="float" office:value="0">
            <text:p>0.0000000</text:p>
          </table:table-cell>
          <table:table-cell table:formula="oooc:=SUM([.B23:.D23])" office:value-type="float" office:value="1.697329">
            <text:p>1.6973290</text:p>
          </table:table-cell>
          <table:table-cell table:number-columns-repeated="4"/>
        </table:table-row>
        <table:table-row table:style-name="ro1">
          <table:table-cell office:value-type="string">
            <text:p>LW3</text:p>
          </table:table-cell>
          <table:table-cell office:value-type="float" office:value="0.0070295">
            <text:p>0.0070295</text:p>
          </table:table-cell>
          <table:table-cell table:number-columns-repeated="2" office:value-type="float" office:value="0">
            <text:p>0.0000000</text:p>
          </table:table-cell>
          <table:table-cell table:formula="oooc:=SUM([.B24:.D24])" office:value-type="float" office:value="0.0070295">
            <text:p>0.0070295</text:p>
          </table:table-cell>
          <table:table-cell table:number-columns-repeated="4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3.2110055">
            <text:p>3.2110055</text:p>
          </table:table-cell>
          <table:table-cell table:number-columns-repeated="2" office:value-type="float" office:value="0">
            <text:p>0.0000000</text:p>
          </table:table-cell>
          <table:table-cell table:formula="oooc:=SUM([.B25:.D25])" office:value-type="float" office:value="3.2110055">
            <text:p>3.2110055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1409">
            <text:p>0.0001409</text:p>
          </table:table-cell>
          <table:table-cell office:value-type="float" office:value="0.0000198">
            <text:p>0.0000198</text:p>
          </table:table-cell>
          <table:table-cell office:value-type="float" office:value="0.0000186">
            <text:p>0.000018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0042">
            <text:p>0.0000042</text:p>
          </table:table-cell>
          <table:table-cell table:number-columns-repeated="2" office:value-type="float" office:value="0.0000008">
            <text:p>0.00000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1242">
            <text:p>0.0001242</text:p>
          </table:table-cell>
          <table:table-cell office:value-type="float" office:value="0.0000252">
            <text:p>0.0000252</text:p>
          </table:table-cell>
          <table:table-cell office:value-type="float" office:value="0.0000211">
            <text:p>0.000021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.0000005">
            <text:p>0.00000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.0000005">
            <text:p>0.00000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0027">
            <text:p>0.0000027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149968">
            <text:p>0.0149968</text:p>
          </table:table-cell>
          <table:table-cell office:value-type="float" office:value="0.0000659">
            <text:p>0.0000659</text:p>
          </table:table-cell>
          <table:table-cell office:value-type="float" office:value="0.0000813">
            <text:p>0.000081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3.4561668">
            <text:p>3.4561668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3</text:p>
          </table:table-cell>
          <table:table-cell office:value-type="float" office:value="0.0001407">
            <text:p>0.0001407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0009744">
            <text:p>0.0009744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</table:table>
      <table:table table:name="Sheet6" table:style-name="ta1" table:print="false">
        <office:forms form:automatic-focus="false" form:apply-design-mode="false"/>
        <table:table-column table:style-name="co6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PROXY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197143">
            <text:p>0.1971430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formula="oooc:=SUM([.B3:.D3])" office:value-type="float" office:value="0.1971433">
            <text:p>0.1971433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1885414">
            <text:p>0.1885414</text:p>
          </table:table-cell>
          <table:table-cell table:number-columns-repeated="2" office:value-type="float" office:value="0">
            <text:p>0.0000000</text:p>
          </table:table-cell>
          <table:table-cell table:formula="oooc:=SUM([.B4:.D4])" office:value-type="float" office:value="0.1885414">
            <text:p>0.1885414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467349">
            <text:p>0.4467349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formula="oooc:=SUM([.B5:.D5])" office:value-type="float" office:value="0.4467352">
            <text:p>0.4467352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179315">
            <text:p>0.1793150</text:p>
          </table:table-cell>
          <table:table-cell table:number-columns-repeated="2" office:value-type="float" office:value="0">
            <text:p>0.0000000</text:p>
          </table:table-cell>
          <table:table-cell table:formula="oooc:=SUM([.B6:.D6])" office:value-type="float" office:value="0.179315">
            <text:p>0.1793150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1793153">
            <text:p>0.1793153</text:p>
          </table:table-cell>
          <table:table-cell table:number-columns-repeated="2" office:value-type="float" office:value="0">
            <text:p>0.0000000</text:p>
          </table:table-cell>
          <table:table-cell table:formula="oooc:=SUM([.B7:.D7])" office:value-type="float" office:value="0.1793153">
            <text:p>0.1793153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27169">
            <text:p>0.0027169</text:p>
          </table:table-cell>
          <table:table-cell table:number-columns-repeated="2" office:value-type="float" office:value="0">
            <text:p>0.0000000</text:p>
          </table:table-cell>
          <table:table-cell table:formula="oooc:=SUM([.B8:.D8])" office:value-type="float" office:value="0.0027169">
            <text:p>0.0027169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4286867">
            <text:p>0.4286867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formula="oooc:=SUM([.B9:.D9])" office:value-type="float" office:value="0.428687">
            <text:p>0.4286870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8745">
            <text:p>0.1874500</text:p>
          </table:table-cell>
          <table:table-cell table:number-columns-repeated="2" office:value-type="float" office:value="0">
            <text:p>0.0000000</text:p>
          </table:table-cell>
          <table:table-cell table:formula="oooc:=SUM([.B10:.D10])" office:value-type="float" office:value="0.18745">
            <text:p>0.1874500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1796695">
            <text:p>0.1796695</text:p>
          </table:table-cell>
          <table:table-cell table:number-columns-repeated="2" office:value-type="float" office:value="0">
            <text:p>0.0000000</text:p>
          </table:table-cell>
          <table:table-cell table:formula="oooc:=SUM([.B11:.D11])" office:value-type="float" office:value="0.1796695">
            <text:p>0.1796695</text:p>
          </table:table-cell>
          <table:table-cell table:number-columns-repeated="4"/>
        </table:table-row>
        <table:table-row table:style-name="ro1" table:number-rows-repeated="2">
          <table:table-cell table:style-name="ce10"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3" table:style-name="ce10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3234559">
            <text:p>0.3234559</text:p>
          </table:table-cell>
          <table:table-cell office:value-type="float" office:value="0.0000002">
            <text:p>0.0000002</text:p>
          </table:table-cell>
          <table:table-cell office:value-type="float" office:value="0.0000001">
            <text:p>0.0000001</text:p>
          </table:table-cell>
          <table:table-cell table:formula="oooc:=SUM([.B16:.D16])" office:value-type="float" office:value="0.3234562">
            <text:p>0.3234562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1.7807534">
            <text:p>1.7807534</text:p>
          </table:table-cell>
          <table:table-cell table:number-columns-repeated="2" office:value-type="float" office:value="0">
            <text:p>0.0000000</text:p>
          </table:table-cell>
          <table:table-cell table:formula="oooc:=SUM([.B17:.D17])" office:value-type="float" office:value="1.7807534">
            <text:p>1.7807534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8958446">
            <text:p>0.8958446</text:p>
          </table:table-cell>
          <table:table-cell office:value-type="float" office:value="0.0000004">
            <text:p>0.0000004</text:p>
          </table:table-cell>
          <table:table-cell office:value-type="float" office:value="0.0000001">
            <text:p>0.0000001</text:p>
          </table:table-cell>
          <table:table-cell table:formula="oooc:=SUM([.B18:.D18])" office:value-type="float" office:value="0.8958451">
            <text:p>0.8958451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1.3407172">
            <text:p>1.3407172</text:p>
          </table:table-cell>
          <table:table-cell office:value-type="float" office:value="0">
            <text:p>0.0000000</text:p>
          </table:table-cell>
          <table:table-cell office:value-type="float" office:value="0.0000007">
            <text:p>0.0000007</text:p>
          </table:table-cell>
          <table:table-cell table:formula="oooc:=SUM([.B19:.D19])" office:value-type="float" office:value="1.3407179">
            <text:p>1.3407179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8102622">
            <text:p>0.8102622</text:p>
          </table:table-cell>
          <table:table-cell office:value-type="float" office:value="0">
            <text:p>0.0000000</text:p>
          </table:table-cell>
          <table:table-cell office:value-type="float" office:value="0.0000001">
            <text:p>0.0000001</text:p>
          </table:table-cell>
          <table:table-cell table:formula="oooc:=SUM([.B20:.D20])" office:value-type="float" office:value="0.8102623">
            <text:p>0.8102623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28945">
            <text:p>0.0028945</text:p>
          </table:table-cell>
          <table:table-cell table:number-columns-repeated="2" office:value-type="float" office:value="0">
            <text:p>0.0000000</text:p>
          </table:table-cell>
          <table:table-cell table:formula="oooc:=SUM([.B21:.D21])" office:value-type="float" office:value="0.0028945">
            <text:p>0.0028945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106546">
            <text:p>0.6106546</text:p>
          </table:table-cell>
          <table:table-cell table:number-columns-repeated="2" office:value-type="float" office:value="0.0000002">
            <text:p>0.0000002</text:p>
          </table:table-cell>
          <table:table-cell table:formula="oooc:=SUM([.B22:.D22])" office:value-type="float" office:value="0.610655">
            <text:p>0.6106550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1629642">
            <text:p>1.1629642</text:p>
          </table:table-cell>
          <table:table-cell table:number-columns-repeated="2" office:value-type="float" office:value="0">
            <text:p>0.0000000</text:p>
          </table:table-cell>
          <table:table-cell table:formula="oooc:=SUM([.B23:.D23])" office:value-type="float" office:value="1.1629642">
            <text:p>1.1629642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2.1765415">
            <text:p>2.1765415</text:p>
          </table:table-cell>
          <table:table-cell table:number-columns-repeated="2" office:value-type="float" office:value="0">
            <text:p>0.0000000</text:p>
          </table:table-cell>
          <table:table-cell table:formula="oooc:=SUM([.B24:.D24])" office:value-type="float" office:value="2.1765415">
            <text:p>2.176541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Medio di Rispost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1522">
            <text:p>0.0001522</text:p>
          </table:table-cell>
          <table:table-cell office:value-type="float" office:value="0.0000411">
            <text:p>0.0000411</text:p>
          </table:table-cell>
          <table:table-cell office:value-type="float" office:value="0.0000186">
            <text:p>0.000018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4197">
            <text:p>0.0004197</text:p>
          </table:table-cell>
          <table:table-cell office:value-type="float" office:value="0.0000041">
            <text:p>0.0000041</text:p>
          </table:table-cell>
          <table:table-cell office:value-type="float" office:value="0.0000008">
            <text:p>0.00000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211">
            <text:p>0.0002110</text:p>
          </table:table-cell>
          <table:table-cell office:value-type="float" office:value="0.0000681">
            <text:p>0.0000681</text:p>
          </table:table-cell>
          <table:table-cell office:value-type="float" office:value="0.0000211">
            <text:p>0.000021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316">
            <text:p>0.0003160</text:p>
          </table:table-cell>
          <table:table-cell office:value-type="float" office:value="0.0000011">
            <text:p>0.0000011</text:p>
          </table:table-cell>
          <table:table-cell office:value-type="float" office:value="0.0001318">
            <text:p>0.000131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1909">
            <text:p>0.0001909</text:p>
          </table:table-cell>
          <table:table-cell office:value-type="float" office:value="0.0000011">
            <text:p>0.0000011</text:p>
          </table:table-cell>
          <table:table-cell office:value-type="float" office:value="0.0000163">
            <text:p>0.000016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045">
            <text:p>0.0000450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094943">
            <text:p>0.0094943</text:p>
          </table:table-cell>
          <table:table-cell office:value-type="float" office:value="0.0000404">
            <text:p>0.0000404</text:p>
          </table:table-cell>
          <table:table-cell office:value-type="float" office:value="0.0000476">
            <text:p>0.000047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1.0960041">
            <text:p>1.0960041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0010271">
            <text:p>0.0010271</text:p>
          </table:table-cell>
          <table:table-cell table:number-columns-repeated="2" office:value-type="float" office:value="0">
            <text:p>0.0000000</text:p>
          </table:table-cell>
          <table:table-cell table:style-name="Default"/>
          <table:table-cell table:number-columns-repeated="4"/>
        </table:table-row>
      </table:table>
      <table:table table:name="Sheet7" table:style-name="ta1" table:print="false">
        <office:forms form:automatic-focus="false" form:apply-design-mode="false"/>
        <table:table-column table:style-name="co7" table:default-cell-style-name="ce2"/>
        <table:table-column table:style-name="co1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Analitico standar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7340631">
            <text:p>0.3073406</text:p>
          </table:table-cell>
          <table:table-cell office:value-type="float" office:value="0.000000123">
            <text:p>0.0000001</text:p>
          </table:table-cell>
          <table:table-cell office:value-type="float" office:value="0.000000031">
            <text:p>0.0000000</text:p>
          </table:table-cell>
          <table:table-cell table:formula="oooc:=SUM([.B3:.D3])" office:value-type="float" office:value="0.307340785">
            <text:p>0.3073408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301591081">
            <text:p>0.3015911</text:p>
          </table:table-cell>
          <table:table-cell office:value-type="float" office:value="0.003079959">
            <text:p>0.0030800</text:p>
          </table:table-cell>
          <table:table-cell office:value-type="float" office:value="0.001971923">
            <text:p>0.0019719</text:p>
          </table:table-cell>
          <table:table-cell table:formula="oooc:=SUM([.B4:.D4])" office:value-type="float" office:value="0.306642963">
            <text:p>0.3066430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697233336">
            <text:p>0.6972333</text:p>
          </table:table-cell>
          <table:table-cell office:value-type="float" office:value="0.000000279">
            <text:p>0.0000003</text:p>
          </table:table-cell>
          <table:table-cell office:value-type="float" office:value="0.00000007">
            <text:p>0.0000001</text:p>
          </table:table-cell>
          <table:table-cell table:formula="oooc:=SUM([.B5:.D5])" office:value-type="float" office:value="0.697233685">
            <text:p>0.6972337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287019099">
            <text:p>0.2870191</text:p>
          </table:table-cell>
          <table:table-cell office:value-type="float" office:value="0.00300777">
            <text:p>0.0030078</text:p>
          </table:table-cell>
          <table:table-cell office:value-type="float" office:value="0.001925705">
            <text:p>0.0019257</text:p>
          </table:table-cell>
          <table:table-cell table:formula="oooc:=SUM([.B6:.D6])" office:value-type="float" office:value="0.291952574">
            <text:p>0.2919526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287019099">
            <text:p>0.2870191</text:p>
          </table:table-cell>
          <table:table-cell office:value-type="float" office:value="0.00300777">
            <text:p>0.0030078</text:p>
          </table:table-cell>
          <table:table-cell office:value-type="float" office:value="0.001925705">
            <text:p>0.0019257</text:p>
          </table:table-cell>
          <table:table-cell table:formula="oooc:=SUM([.B7:.D7])" office:value-type="float" office:value="0.291952574">
            <text:p>0.2919526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348774">
            <text:p>0.0043488</text:p>
          </table:table-cell>
          <table:table-cell office:value-type="float" office:value="0.000045572">
            <text:p>0.0000456</text:p>
          </table:table-cell>
          <table:table-cell office:value-type="float" office:value="0.000029177">
            <text:p>0.0000292</text:p>
          </table:table-cell>
          <table:table-cell table:formula="oooc:=SUM([.B8:.D8])" office:value-type="float" office:value="0.004423523">
            <text:p>0.0044235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69062292">
            <text:p>0.6690623</text:p>
          </table:table-cell>
          <table:table-cell office:value-type="float" office:value="0.000000268">
            <text:p>0.0000003</text:p>
          </table:table-cell>
          <table:table-cell office:value-type="float" office:value="0.000000067">
            <text:p>0.0000001</text:p>
          </table:table-cell>
          <table:table-cell table:formula="oooc:=SUM([.B9:.D9])" office:value-type="float" office:value="0.669062627">
            <text:p>0.6690626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23336396">
            <text:p>0.3233364</text:p>
          </table:table-cell>
          <table:table-cell office:value-type="float" office:value="0.002941975">
            <text:p>0.0029420</text:p>
          </table:table-cell>
          <table:table-cell office:value-type="float" office:value="0.001883576">
            <text:p>0.0018836</text:p>
          </table:table-cell>
          <table:table-cell table:formula="oooc:=SUM([.B10:.D10])" office:value-type="float" office:value="0.328161947">
            <text:p>0.3281619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287760753">
            <text:p>0.2877608</text:p>
          </table:table-cell>
          <table:table-cell office:value-type="float" office:value="0.003079954">
            <text:p>0.0030800</text:p>
          </table:table-cell>
          <table:table-cell office:value-type="float" office:value="0.001971921">
            <text:p>0.0019719</text:p>
          </table:table-cell>
          <table:table-cell table:formula="oooc:=SUM([.B11:.D11])" office:value-type="float" office:value="0.292812628">
            <text:p>0.2928126</text:p>
          </table:table-cell>
          <table:table-cell table:number-columns-repeated="4"/>
        </table:table-row>
        <table:table-row table:style-name="ro1" table:number-rows-repeated="2">
          <table:table-cell table:style-name="ce10"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3" table:style-name="ce10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443711072">
            <text:p>0.4437111</text:p>
          </table:table-cell>
          <table:table-cell office:value-type="float" office:value="0.000000123">
            <text:p>0.0000001</text:p>
          </table:table-cell>
          <table:table-cell office:value-type="float" office:value="0.000000031">
            <text:p>0.0000000</text:p>
          </table:table-cell>
          <table:table-cell table:formula="oooc:=SUM([.B16:.D16])" office:value-type="float" office:value="0.443711226">
            <text:p>0.4437112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431825931">
            <text:p>0.4318259</text:p>
          </table:table-cell>
          <table:table-cell office:value-type="float" office:value="0.003089475">
            <text:p>0.0030895</text:p>
          </table:table-cell>
          <table:table-cell office:value-type="float" office:value="0.001975819">
            <text:p>0.0019758</text:p>
          </table:table-cell>
          <table:table-cell table:formula="oooc:=SUM([.B17:.D17])" office:value-type="float" office:value="0.436891225">
            <text:p>0.4368912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2.302873525">
            <text:p>2.3028735</text:p>
          </table:table-cell>
          <table:table-cell office:value-type="float" office:value="0.000000279">
            <text:p>0.0000003</text:p>
          </table:table-cell>
          <table:table-cell office:value-type="float" office:value="0.00000007">
            <text:p>0.0000001</text:p>
          </table:table-cell>
          <table:table-cell table:formula="oooc:=SUM([.B18:.D18])" office:value-type="float" office:value="2.302873874">
            <text:p>2.3028739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402562113">
            <text:p>0.4025621</text:p>
          </table:table-cell>
          <table:table-cell office:value-type="float" office:value="0.003016844">
            <text:p>0.0030168</text:p>
          </table:table-cell>
          <table:table-cell office:value-type="float" office:value="0.001929421">
            <text:p>0.0019294</text:p>
          </table:table-cell>
          <table:table-cell table:formula="oooc:=SUM([.B19:.D19])" office:value-type="float" office:value="0.407508378">
            <text:p>0.4075084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402562113">
            <text:p>0.4025621</text:p>
          </table:table-cell>
          <table:table-cell office:value-type="float" office:value="0.003016844">
            <text:p>0.0030168</text:p>
          </table:table-cell>
          <table:table-cell office:value-type="float" office:value="0.001929421">
            <text:p>0.0019294</text:p>
          </table:table-cell>
          <table:table-cell table:formula="oooc:=SUM([.B20:.D20])" office:value-type="float" office:value="0.407508378">
            <text:p>0.4075084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4367769">
            <text:p>0.0043678</text:p>
          </table:table-cell>
          <table:table-cell office:value-type="float" office:value="0.000045574">
            <text:p>0.0000456</text:p>
          </table:table-cell>
          <table:table-cell office:value-type="float" office:value="0.000029178">
            <text:p>0.0000292</text:p>
          </table:table-cell>
          <table:table-cell table:formula="oooc:=SUM([.B21:.D21])" office:value-type="float" office:value="0.004442521">
            <text:p>0.0044425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2.021716701">
            <text:p>2.0217167</text:p>
          </table:table-cell>
          <table:table-cell office:value-type="float" office:value="0.000000268">
            <text:p>0.0000003</text:p>
          </table:table-cell>
          <table:table-cell office:value-type="float" office:value="0.000000067">
            <text:p>0.0000001</text:p>
          </table:table-cell>
          <table:table-cell table:formula="oooc:=SUM([.B22:.D22])" office:value-type="float" office:value="2.021717036">
            <text:p>2.0217170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778392">
            <text:p>0.4778392</text:p>
          </table:table-cell>
          <table:table-cell office:value-type="float" office:value="0.002950655">
            <text:p>0.0029507</text:p>
          </table:table-cell>
          <table:table-cell office:value-type="float" office:value="0.00188713">
            <text:p>0.0018871</text:p>
          </table:table-cell>
          <table:table-cell table:formula="oooc:=SUM([.B23:.D23])" office:value-type="float" office:value="0.482676985">
            <text:p>0.4826770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404022601">
            <text:p>0.4040226</text:p>
          </table:table-cell>
          <table:table-cell office:value-type="float" office:value="0.003089469">
            <text:p>0.0030895</text:p>
          </table:table-cell>
          <table:table-cell office:value-type="float" office:value="0.001975817">
            <text:p>0.0019758</text:p>
          </table:table-cell>
          <table:table-cell table:formula="oooc:=SUM([.B24:.D24])" office:value-type="float" office:value="0.409087887">
            <text:p>0.4090879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di Residenz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133976">
            <text:p>0.0001340</text:p>
          </table:table-cell>
          <table:table-cell table:number-columns-repeated="2" office:value-type="float" office:value="0.0000928">
            <text:p>0.000092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130388">
            <text:p>0.0001304</text:p>
          </table:table-cell>
          <table:table-cell office:value-type="float" office:value="2.332129793">
            <text:p>2.3321298</text:p>
          </table:table-cell>
          <table:table-cell office:value-type="float" office:value="5.965888848">
            <text:p>5.965888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695342">
            <text:p>0.0006953</text:p>
          </table:table-cell>
          <table:table-cell table:number-columns-repeated="2" office:value-type="float" office:value="0.000210526">
            <text:p>0.00021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117739">
            <text:p>0.0001177</text:p>
          </table:table-cell>
          <table:table-cell office:value-type="float" office:value="2.277300596">
            <text:p>2.2773006</text:p>
          </table:table-cell>
          <table:table-cell office:value-type="float" office:value="5.825788547">
            <text:p>5.825788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117739">
            <text:p>0.0001177</text:p>
          </table:table-cell>
          <table:table-cell office:value-type="float" office:value="2.277300596">
            <text:p>2.2773006</text:p>
          </table:table-cell>
          <table:table-cell office:value-type="float" office:value="5.825788547">
            <text:p>5.825788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084312">
            <text:p>0.0000843</text:p>
          </table:table-cell>
          <table:table-cell office:value-type="float" office:value="2.270554474">
            <text:p>2.2705545</text:p>
          </table:table-cell>
          <table:table-cell office:value-type="float" office:value="5.814739456">
            <text:p>5.814739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40289556">
            <text:p>0.0402896</text:p>
          </table:table-cell>
          <table:table-cell office:value-type="float" office:value="0.013333337">
            <text:p>0.0133333</text:p>
          </table:table-cell>
          <table:table-cell office:value-type="float" office:value="0.013333334">
            <text:p>0.013333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14270783">
            <text:p>0.1142708</text:p>
          </table:table-cell>
          <table:table-cell table:style-name="ce8" office:value-type="float" office:value="1764.053351632">
            <text:p>1764.05</text:p>
          </table:table-cell>
          <table:table-cell table:style-name="ce8" office:value-type="float" office:value="4512.893201146">
            <text:p>4512.8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000121993">
            <text:p>0.0001220</text:p>
          </table:table-cell>
          <table:table-cell office:value-type="float" office:value="2.332125591">
            <text:p>2.3321256</text:p>
          </table:table-cell>
          <table:table-cell office:value-type="float" office:value="5.965884655">
            <text:p>5.9658847</text:p>
          </table:table-cell>
          <table:table-cell table:style-name="Default"/>
          <table:table-cell table:number-columns-repeated="4"/>
        </table:table-row>
      </table:table>
      <table:table table:name="Sheet8" table:style-name="ta1" table:print="false">
        <table:table-column table:style-name="co9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Analitico LinkAdd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307340631">
            <text:p>0.3073406</text:p>
          </table:table-cell>
          <table:table-cell office:value-type="float" office:value="0.000000123">
            <text:p>0.0000001</text:p>
          </table:table-cell>
          <table:table-cell office:value-type="float" office:value="0.000000031">
            <text:p>0.0000000</text:p>
          </table:table-cell>
          <table:table-cell table:formula="oooc:=SUM([.B3:.D3])" office:value-type="float" office:value="0.307340785">
            <text:p>0.3073408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13830328">
            <text:p>0.0138303</text:p>
          </table:table-cell>
          <table:table-cell office:value-type="float" office:value="0.000000006">
            <text:p>0.0000000</text:p>
          </table:table-cell>
          <table:table-cell office:value-type="float" office:value="0.000000001">
            <text:p>0.0000000</text:p>
          </table:table-cell>
          <table:table-cell table:formula="oooc:=SUM([.B4:.D4])" office:value-type="float" office:value="0.013830335">
            <text:p>0.0138303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348616668">
            <text:p>0.3486167</text:p>
          </table:table-cell>
          <table:table-cell office:value-type="float" office:value="0.000000139">
            <text:p>0.0000001</text:p>
          </table:table-cell>
          <table:table-cell office:value-type="float" office:value="0.000000035">
            <text:p>0.0000000</text:p>
          </table:table-cell>
          <table:table-cell table:formula="oooc:=SUM([.B5:.D5])" office:value-type="float" office:value="0.348616842">
            <text:p>0.3486168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9004115">
            <text:p>0.0090041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formula="oooc:=SUM([.B6:.D6])" office:value-type="float" office:value="0.00900412">
            <text:p>0.0090041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9004115">
            <text:p>0.0090041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formula="oooc:=SUM([.B7:.D7])" office:value-type="float" office:value="0.00900412">
            <text:p>0.0090041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136426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formula="oooc:=SUM([.B8:.D8])" office:value-type="float" office:value="0.000136426">
            <text:p>0.0001364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69062292">
            <text:p>0.6690623</text:p>
          </table:table-cell>
          <table:table-cell office:value-type="float" office:value="0.000000268">
            <text:p>0.0000003</text:p>
          </table:table-cell>
          <table:table-cell office:value-type="float" office:value="0.000000067">
            <text:p>0.0000001</text:p>
          </table:table-cell>
          <table:table-cell table:formula="oooc:=SUM([.B9:.D9])" office:value-type="float" office:value="0.669062627">
            <text:p>0.6690626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323336396">
            <text:p>0.3233364</text:p>
          </table:table-cell>
          <table:table-cell office:value-type="float" office:value="0.002941975">
            <text:p>0.0029420</text:p>
          </table:table-cell>
          <table:table-cell office:value-type="float" office:value="0.001883576">
            <text:p>0.0018836</text:p>
          </table:table-cell>
          <table:table-cell table:formula="oooc:=SUM([.B10:.D10])" office:value-type="float" office:value="0.328161947">
            <text:p>0.3281619</text:p>
          </table:table-cell>
          <table:table-cell table:number-columns-repeated="4"/>
        </table:table-row>
        <table:table-row table:style-name="ro1">
          <table:table-cell office:value-type="string">
            <text:p>LW3</text:p>
          </table:table-cell>
          <table:table-cell office:value-type="float" office:value="0.007009665">
            <text:p>0.0070097</text:p>
          </table:table-cell>
          <table:table-cell office:value-type="float" office:value="0.000075026">
            <text:p>0.0000750</text:p>
          </table:table-cell>
          <table:table-cell office:value-type="float" office:value="0.000048035">
            <text:p>0.0000480</text:p>
          </table:table-cell>
          <table:table-cell table:formula="oooc:=SUM([.B11:.D11])" office:value-type="float" office:value="0.007132726">
            <text:p>0.0071327</text:p>
          </table:table-cell>
          <table:table-cell table:number-columns-repeated="4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462637867">
            <text:p>0.4626379</text:p>
          </table:table-cell>
          <table:table-cell office:value-type="float" office:value="0.004951694">
            <text:p>0.0049517</text:p>
          </table:table-cell>
          <table:table-cell office:value-type="float" office:value="0.003170292">
            <text:p>0.0031703</text:p>
          </table:table-cell>
          <table:table-cell table:formula="oooc:=SUM([.B12:.D12])" office:value-type="float" office:value="0.470759853">
            <text:p>0.4707599</text:p>
          </table:table-cell>
          <table:table-cell table:number-columns-repeated="4"/>
        </table:table-row>
        <table:table-row table:style-name="ro1">
          <table:table-cell table:style-name="ce10"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3" table:style-name="ce10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443711072">
            <text:p>0.4437111</text:p>
          </table:table-cell>
          <table:table-cell office:value-type="float" office:value="0.000000123">
            <text:p>0.0000001</text:p>
          </table:table-cell>
          <table:table-cell office:value-type="float" office:value="0.000000031">
            <text:p>0.0000000</text:p>
          </table:table-cell>
          <table:table-cell table:formula="oooc:=SUM([.B16:.D16])" office:value-type="float" office:value="0.443711226">
            <text:p>0.4437112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14024289">
            <text:p>0.0140243</text:p>
          </table:table-cell>
          <table:table-cell office:value-type="float" office:value="0.000000006">
            <text:p>0.0000000</text:p>
          </table:table-cell>
          <table:table-cell office:value-type="float" office:value="0.000000001">
            <text:p>0.0000000</text:p>
          </table:table-cell>
          <table:table-cell table:formula="oooc:=SUM([.B17:.D17])" office:value-type="float" office:value="0.014024296">
            <text:p>0.0140243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535194333">
            <text:p>0.5351943</text:p>
          </table:table-cell>
          <table:table-cell office:value-type="float" office:value="0.000000139">
            <text:p>0.0000001</text:p>
          </table:table-cell>
          <table:table-cell office:value-type="float" office:value="0.000000035">
            <text:p>0.0000000</text:p>
          </table:table-cell>
          <table:table-cell table:formula="oooc:=SUM([.B18:.D18])" office:value-type="float" office:value="0.535194507">
            <text:p>0.5351945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9085926">
            <text:p>0.0090859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formula="oooc:=SUM([.B19:.D19])" office:value-type="float" office:value="0.009085931">
            <text:p>0.0090859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9085926">
            <text:p>0.0090859</text:p>
          </table:table-cell>
          <table:table-cell office:value-type="float" office:value="0.000000004">
            <text:p>0.0000000</text:p>
          </table:table-cell>
          <table:table-cell office:value-type="float" office:value="0.000000001">
            <text:p>0.0000000</text:p>
          </table:table-cell>
          <table:table-cell table:formula="oooc:=SUM([.B20:.D20])" office:value-type="float" office:value="0.009085931">
            <text:p>0.0090859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136445">
            <text:p>0.0001364</text:p>
          </table:table-cell>
          <table:table-cell table:number-columns-repeated="2" office:value-type="float" office:value="0">
            <text:p>0.0000000</text:p>
          </table:table-cell>
          <table:table-cell table:formula="oooc:=SUM([.B21:.D21])" office:value-type="float" office:value="0.000136445">
            <text:p>0.0001364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2.021716701">
            <text:p>2.0217167</text:p>
          </table:table-cell>
          <table:table-cell office:value-type="float" office:value="0.000000268">
            <text:p>0.0000003</text:p>
          </table:table-cell>
          <table:table-cell office:value-type="float" office:value="0.000000067">
            <text:p>0.0000001</text:p>
          </table:table-cell>
          <table:table-cell table:formula="oooc:=SUM([.B22:.D22])" office:value-type="float" office:value="2.021717036">
            <text:p>2.0217170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4778392">
            <text:p>0.4778392</text:p>
          </table:table-cell>
          <table:table-cell office:value-type="float" office:value="0.002950655">
            <text:p>0.0029507</text:p>
          </table:table-cell>
          <table:table-cell office:value-type="float" office:value="0.00188713">
            <text:p>0.0018871</text:p>
          </table:table-cell>
          <table:table-cell table:formula="oooc:=SUM([.B23:.D23])" office:value-type="float" office:value="0.482676985">
            <text:p>0.4826770</text:p>
          </table:table-cell>
          <table:table-cell table:number-columns-repeated="4"/>
        </table:table-row>
        <table:table-row table:style-name="ro1">
          <table:table-cell office:value-type="string">
            <text:p>LW3</text:p>
          </table:table-cell>
          <table:table-cell office:value-type="float" office:value="0.007059147">
            <text:p>0.0070591</text:p>
          </table:table-cell>
          <table:table-cell office:value-type="float" office:value="0.000075031">
            <text:p>0.0000750</text:p>
          </table:table-cell>
          <table:table-cell office:value-type="float" office:value="0.000048037">
            <text:p>0.0000480</text:p>
          </table:table-cell>
          <table:table-cell table:formula="oooc:=SUM([.B24:.D24])" office:value-type="float" office:value="0.007182215">
            <text:p>0.0071822</text:p>
          </table:table-cell>
          <table:table-cell table:number-columns-repeated="4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860942441">
            <text:p>0.8609424</text:p>
          </table:table-cell>
          <table:table-cell office:value-type="float" office:value="0.004976336">
            <text:p>0.0049763</text:p>
          </table:table-cell>
          <table:table-cell office:value-type="float" office:value="0.003180374">
            <text:p>0.0031804</text:p>
          </table:table-cell>
          <table:table-cell table:formula="oooc:=SUM([.B25:.D25])" office:value-type="float" office:value="0.869099151">
            <text:p>0.8690992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di Residenz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133976">
            <text:p>0.0001340</text:p>
          </table:table-cell>
          <table:table-cell table:number-columns-repeated="2" office:value-type="float" office:value="0.0000928">
            <text:p>0.000092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004235">
            <text:p>0.0000042</text:p>
          </table:table-cell>
          <table:table-cell table:number-columns-repeated="2" office:value-type="float" office:value="0.000004176">
            <text:p>0.000004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323199">
            <text:p>0.0003232</text:p>
          </table:table-cell>
          <table:table-cell table:number-columns-repeated="2" office:value-type="float" office:value="0.000210526">
            <text:p>0.00021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002743">
            <text:p>0.0000027</text:p>
          </table:table-cell>
          <table:table-cell table:number-columns-repeated="2" office:value-type="float" office:value="0.000002719">
            <text:p>0.000002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002743">
            <text:p>0.0000027</text:p>
          </table:table-cell>
          <table:table-cell table:number-columns-repeated="2" office:value-type="float" office:value="0.000002719">
            <text:p>0.000002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table:number-columns-repeated="3" office:value-type="float" office:value="0.000002719">
            <text:p>0.000002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40289556">
            <text:p>0.0402896</text:p>
          </table:table-cell>
          <table:table-cell office:value-type="float" office:value="0.013333337">
            <text:p>0.0133333</text:p>
          </table:table-cell>
          <table:table-cell office:value-type="float" office:value="0.013333334">
            <text:p>0.013333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14270783">
            <text:p>0.1142708</text:p>
          </table:table-cell>
          <table:table-cell table:style-name="ce8" office:value-type="float" office:value="1764.053351632">
            <text:p>1764.05</text:p>
          </table:table-cell>
          <table:table-cell table:style-name="ce8" office:value-type="float" office:value="4512.893201146">
            <text:p>4512.8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3</text:p>
          </table:table-cell>
          <table:table-cell office:value-type="float" office:value="0.000140677">
            <text:p>0.0001407</text:p>
          </table:table-cell>
          <table:table-cell office:value-type="float" office:value="3.738130539">
            <text:p>3.7381305</text:p>
          </table:table-cell>
          <table:table-cell office:value-type="float" office:value="9.573000672">
            <text:p>9.573000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ink Addizionale</text:p>
          </table:table-cell>
          <table:table-cell office:value-type="float" office:value="0.000259958">
            <text:p>0.0002600</text:p>
          </table:table-cell>
          <table:table-cell office:value-type="float" office:value="3.756450881">
            <text:p>3.7564509</text:p>
          </table:table-cell>
          <table:table-cell office:value-type="float" office:value="9.602985098">
            <text:p>9.6029851</text:p>
          </table:table-cell>
          <table:table-cell table:style-name="Default"/>
          <table:table-cell table:number-columns-repeated="4"/>
        </table:table-row>
      </table:table>
      <table:table table:name="Sheet9" table:style-name="ta1" table:print="false">
        <office:forms form:automatic-focus="false" form:apply-design-mode="false"/>
        <table:table-column table:style-name="co10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9" office:value-type="string" table:number-columns-spanned="5" table:number-rows-spanned="1">
            <text:p>Utilizzazioni</text:p>
          </table:table-cell>
          <table:covered-table-cell table:number-columns-repeated="3" table:style-name="ce4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3"/>
          <table:table-cell office:value-type="string">
            <text:p>Analitico Proxy</text:p>
          </table:table-cell>
        </table:table-row>
        <table:table-row table:style-name="ro1">
          <table:table-cell office:value-type="string">
            <text:p>inLink</text:p>
          </table:table-cell>
          <table:table-cell office:value-type="float" office:value="0.184404379">
            <text:p>0.1844044</text:p>
          </table:table-cell>
          <table:table-cell office:value-type="float" office:value="0.000000074">
            <text:p>0.0000001</text:p>
          </table:table-cell>
          <table:table-cell office:value-type="float" office:value="0.000000018">
            <text:p>0.0000000</text:p>
          </table:table-cell>
          <table:table-cell table:formula="oooc:=SUM([.B3:.D3])" office:value-type="float" office:value="0.184404471">
            <text:p>0.1844045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180954649">
            <text:p>0.1809546</text:p>
          </table:table-cell>
          <table:table-cell office:value-type="float" office:value="0.001847976">
            <text:p>0.0018480</text:p>
          </table:table-cell>
          <table:table-cell office:value-type="float" office:value="0.001183154">
            <text:p>0.0011832</text:p>
          </table:table-cell>
          <table:table-cell table:formula="oooc:=SUM([.B4:.D4])" office:value-type="float" office:value="0.183985779">
            <text:p>0.1839858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418340001">
            <text:p>0.4183400</text:p>
          </table:table-cell>
          <table:table-cell office:value-type="float" office:value="0.000000167">
            <text:p>0.0000002</text:p>
          </table:table-cell>
          <table:table-cell office:value-type="float" office:value="0.001183153">
            <text:p>0.0011832</text:p>
          </table:table-cell>
          <table:table-cell table:formula="oooc:=SUM([.B5:.D5])" office:value-type="float" office:value="0.419523321">
            <text:p>0.4195233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172211459">
            <text:p>0.1722115</text:p>
          </table:table-cell>
          <table:table-cell office:value-type="float" office:value="0.001804662">
            <text:p>0.0018047</text:p>
          </table:table-cell>
          <table:table-cell office:value-type="float" office:value="0.001139507">
            <text:p>0.0011395</text:p>
          </table:table-cell>
          <table:table-cell table:formula="oooc:=SUM([.B6:.D6])" office:value-type="float" office:value="0.175155628">
            <text:p>0.1751556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172211459">
            <text:p>0.1722115</text:p>
          </table:table-cell>
          <table:table-cell office:value-type="float" office:value="0.001804662">
            <text:p>0.0018047</text:p>
          </table:table-cell>
          <table:table-cell office:value-type="float" office:value="0.001155423">
            <text:p>0.0011554</text:p>
          </table:table-cell>
          <table:table-cell table:formula="oooc:=SUM([.B7:.D7])" office:value-type="float" office:value="0.175171544">
            <text:p>0.1751715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2609265">
            <text:p>0.0026093</text:p>
          </table:table-cell>
          <table:table-cell office:value-type="float" office:value="0.000027343">
            <text:p>0.0000273</text:p>
          </table:table-cell>
          <table:table-cell office:value-type="float" office:value="0.000017506">
            <text:p>0.0000175</text:p>
          </table:table-cell>
          <table:table-cell table:formula="oooc:=SUM([.B8:.D8])" office:value-type="float" office:value="0.002654114">
            <text:p>0.0026541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401437375">
            <text:p>0.4014374</text:p>
          </table:table-cell>
          <table:table-cell office:value-type="float" office:value="0.000000161">
            <text:p>0.0000002</text:p>
          </table:table-cell>
          <table:table-cell office:value-type="float" office:value="0.00000004">
            <text:p>0.0000000</text:p>
          </table:table-cell>
          <table:table-cell table:formula="oooc:=SUM([.B9:.D9])" office:value-type="float" office:value="0.401437576">
            <text:p>0.4014376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194001837">
            <text:p>0.1940018</text:p>
          </table:table-cell>
          <table:table-cell office:value-type="float" office:value="0.001765185">
            <text:p>0.0017652</text:p>
          </table:table-cell>
          <table:table-cell office:value-type="float" office:value="0.001130145">
            <text:p>0.0011301</text:p>
          </table:table-cell>
          <table:table-cell table:formula="oooc:=SUM([.B10:.D10])" office:value-type="float" office:value="0.196897167">
            <text:p>0.1968972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172656452">
            <text:p>0.1726565</text:p>
          </table:table-cell>
          <table:table-cell office:value-type="float" office:value="0.001847972">
            <text:p>0.0018480</text:p>
          </table:table-cell>
          <table:table-cell office:value-type="float" office:value="0.001183153">
            <text:p>0.0011832</text:p>
          </table:table-cell>
          <table:table-cell table:formula="oooc:=SUM([.B11:.D11])" office:value-type="float" office:value="0.175687577">
            <text:p>0.1756876</text:p>
          </table:table-cell>
          <table:table-cell table:number-columns-repeated="4"/>
        </table:table-row>
        <table:table-row table:style-name="ro1" table:number-rows-repeated="2">
          <table:table-cell table:style-name="ce10"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1" office:value-type="string" table:number-columns-spanned="5" table:number-rows-spanned="1">
            <text:p>Lunghezza Code</text:p>
          </table:table-cell>
          <table:covered-table-cell table:number-columns-repeated="3" table:style-name="ce10"/>
          <table:covered-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ce2" office:value-type="string">
            <text:p>Totale</text:p>
          </table:table-cell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226097804">
            <text:p>0.2260978</text:p>
          </table:table-cell>
          <table:table-cell office:value-type="float" office:value="0.000000074">
            <text:p>0.0000001</text:p>
          </table:table-cell>
          <table:table-cell office:value-type="float" office:value="0.000000018">
            <text:p>0.0000000</text:p>
          </table:table-cell>
          <table:table-cell table:formula="oooc:=SUM([.B16:.D16])" office:value-type="float" office:value="0.226097896">
            <text:p>0.2260979</text:p>
          </table:table-cell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220933613">
            <text:p>0.2209336</text:p>
          </table:table-cell>
          <table:table-cell office:value-type="float" office:value="0.001851397">
            <text:p>0.0018514</text:p>
          </table:table-cell>
          <table:table-cell office:value-type="float" office:value="0.001184555">
            <text:p>0.0011846</text:p>
          </table:table-cell>
          <table:table-cell table:formula="oooc:=SUM([.B17:.D17])" office:value-type="float" office:value="0.223969565">
            <text:p>0.2239696</text:p>
          </table:table-cell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719217416">
            <text:p>0.7192174</text:p>
          </table:table-cell>
          <table:table-cell office:value-type="float" office:value="0.000000167">
            <text:p>0.0000002</text:p>
          </table:table-cell>
          <table:table-cell office:value-type="float" office:value="0.000000042">
            <text:p>0.0000000</text:p>
          </table:table-cell>
          <table:table-cell table:formula="oooc:=SUM([.B18:.D18])" office:value-type="float" office:value="0.719217625">
            <text:p>0.7192176</text:p>
          </table:table-cell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208037984">
            <text:p>0.2080380</text:p>
          </table:table-cell>
          <table:table-cell office:value-type="float" office:value="0.001807925">
            <text:p>0.0018079</text:p>
          </table:table-cell>
          <table:table-cell office:value-type="float" office:value="0.00115676">
            <text:p>0.0011568</text:p>
          </table:table-cell>
          <table:table-cell table:formula="oooc:=SUM([.B19:.D19])" office:value-type="float" office:value="0.211002669">
            <text:p>0.2110027</text:p>
          </table:table-cell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208037984">
            <text:p>0.2080380</text:p>
          </table:table-cell>
          <table:table-cell office:value-type="float" office:value="0.001807925">
            <text:p>0.0018079</text:p>
          </table:table-cell>
          <table:table-cell office:value-type="float" office:value="0.00115676">
            <text:p>0.0011568</text:p>
          </table:table-cell>
          <table:table-cell table:formula="oooc:=SUM([.B20:.D20])" office:value-type="float" office:value="0.211002669">
            <text:p>0.2110027</text:p>
          </table:table-cell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2616091">
            <text:p>0.0026161</text:p>
          </table:table-cell>
          <table:table-cell office:value-type="float" office:value="0.000027344">
            <text:p>0.0000273</text:p>
          </table:table-cell>
          <table:table-cell office:value-type="float" office:value="0.000017507">
            <text:p>0.0000175</text:p>
          </table:table-cell>
          <table:table-cell table:formula="oooc:=SUM([.B21:.D21])" office:value-type="float" office:value="0.002660942">
            <text:p>0.0026609</text:p>
          </table:table-cell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670668963">
            <text:p>0.6706690</text:p>
          </table:table-cell>
          <table:table-cell office:value-type="float" office:value="0.000000161">
            <text:p>0.0000002</text:p>
          </table:table-cell>
          <table:table-cell office:value-type="float" office:value="0.00000004">
            <text:p>0.0000000</text:p>
          </table:table-cell>
          <table:table-cell table:formula="oooc:=SUM([.B22:.D22])" office:value-type="float" office:value="0.670669164">
            <text:p>0.6706692</text:p>
          </table:table-cell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240697617">
            <text:p>0.2406976</text:p>
          </table:table-cell>
          <table:table-cell office:value-type="float" office:value="0.001768306">
            <text:p>0.0017683</text:p>
          </table:table-cell>
          <table:table-cell office:value-type="float" office:value="0.001131424">
            <text:p>0.0011314</text:p>
          </table:table-cell>
          <table:table-cell table:formula="oooc:=SUM([.B23:.D23])" office:value-type="float" office:value="0.243597347">
            <text:p>0.2435973</text:p>
          </table:table-cell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208687736">
            <text:p>0.2086877</text:p>
          </table:table-cell>
          <table:table-cell office:value-type="float" office:value="0.001851394">
            <text:p>0.0018514</text:p>
          </table:table-cell>
          <table:table-cell office:value-type="float" office:value="0.001184554">
            <text:p>0.0011846</text:p>
          </table:table-cell>
          <table:table-cell table:formula="oooc:=SUM([.B24:.D24])" office:value-type="float" office:value="0.211723684">
            <text:p>0.2117237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1" office:value-type="string" table:number-columns-spanned="4" table:number-rows-spanned="1">
            <text:p>Tempo di Residenza</text:p>
          </table:table-cell>
          <table:covered-table-cell table:number-columns-repeated="3" table:style-name="ce10"/>
          <table:table-cell table:style-name="Default"/>
          <table:table-cell table:number-columns-repeated="4"/>
        </table:table-row>
        <table:table-row table:style-name="ro1">
          <table:table-cell office:value-type="string">
            <text:p>Centro</text:p>
          </table:table-cell>
          <table:table-cell table:style-name="ce2" office:value-type="string">
            <text:p>Classe 1</text:p>
          </table:table-cell>
          <table:table-cell table:style-name="ce2" office:value-type="string">
            <text:p>Classe 2</text:p>
          </table:table-cell>
          <table:table-cell table:style-name="ce2" office:value-type="string">
            <text:p>Classe 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nLink</text:p>
          </table:table-cell>
          <table:table-cell office:value-type="float" office:value="0.000113782">
            <text:p>0.0001138</text:p>
          </table:table-cell>
          <table:table-cell table:number-columns-repeated="2" office:value-type="float" office:value="0.0000928">
            <text:p>0.000092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1</text:p>
          </table:table-cell>
          <table:table-cell office:value-type="float" office:value="0.000111183">
            <text:p>0.0001112</text:p>
          </table:table-cell>
          <table:table-cell office:value-type="float" office:value="2.329251328">
            <text:p>2.3292513</text:p>
          </table:table-cell>
          <table:table-cell office:value-type="float" office:value="5.961177565">
            <text:p>5.961177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witch</text:p>
          </table:table-cell>
          <table:table-cell office:value-type="float" office:value="0.000361941">
            <text:p>0.0003619</text:p>
          </table:table-cell>
          <table:table-cell table:number-columns-repeated="2" office:value-type="float" office:value="0.000210526">
            <text:p>0.000210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S2</text:p>
          </table:table-cell>
          <table:table-cell office:value-type="float" office:value="0.000101409">
            <text:p>0.0001014</text:p>
          </table:table-cell>
          <table:table-cell office:value-type="float" office:value="2.274555804">
            <text:p>2.2745558</text:p>
          </table:table-cell>
          <table:table-cell office:value-type="float" office:value="5.821295856">
            <text:p>5.821295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2</text:p>
          </table:table-cell>
          <table:table-cell office:value-type="float" office:value="0.000101409">
            <text:p>0.0001014</text:p>
          </table:table-cell>
          <table:table-cell office:value-type="float" office:value="2.274555804">
            <text:p>2.2745558</text:p>
          </table:table-cell>
          <table:table-cell office:value-type="float" office:value="5.821295856">
            <text:p>5.821295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LW2</text:p>
          </table:table-cell>
          <table:table-cell office:value-type="float" office:value="0.000084165">
            <text:p>0.0000842</text:p>
          </table:table-cell>
          <table:table-cell office:value-type="float" office:value="2.270513083">
            <text:p>2.2705131</text:p>
          </table:table-cell>
          <table:table-cell office:value-type="float" office:value="5.814671591">
            <text:p>5.81467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CPU Web Server</text:p>
          </table:table-cell>
          <table:table-cell office:value-type="float" office:value="0.022275586">
            <text:p>0.0222756</text:p>
          </table:table-cell>
          <table:table-cell office:value-type="float" office:value="0.013333335">
            <text:p>0.0133333</text:p>
          </table:table-cell>
          <table:table-cell office:value-type="float" office:value="0.013333334">
            <text:p>0.013333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sco Web Server</text:p>
          </table:table-cell>
          <table:table-cell office:value-type="float" office:value="0.095934313">
            <text:p>0.0959343</text:p>
          </table:table-cell>
          <table:table-cell table:style-name="ce8" office:value-type="float" office:value="1761.973760661">
            <text:p>1761.97</text:p>
          </table:table-cell>
          <table:table-cell table:style-name="ce8" office:value-type="float" office:value="4509.489204001">
            <text:p>4509.4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outLink</text:p>
          </table:table-cell>
          <table:table-cell office:value-type="float" office:value="0.00010502">
            <text:p>0.0001050</text:p>
          </table:table-cell>
          <table:table-cell office:value-type="float" office:value="2.329247136">
            <text:p>2.3292471</text:p>
          </table:table-cell>
          <table:table-cell office:value-type="float" office:value="5.961173379">
            <text:p>5.9611734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5106" number:language="en" number:country="GB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24/07/2008</text:date>, <text:time>17.13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lorenzo</meta:initial-creator>
    <meta:creation-date>2008-07-19T12:01:55</meta:creation-date>
    <dc:creator>lorenzo</dc:creator>
    <dc:date>2008-07-24T17:13:10</dc:date>
    <meta:editing-cycles>34</meta:editing-cycles>
    <meta:editing-duration>PT6H35M10S</meta:editing-duration>
    <meta:user-defined meta:name="Info 1"/>
    <meta:user-defined meta:name="Info 2"/>
    <meta:user-defined meta:name="Info 3"/>
    <meta:user-defined meta:name="Info 4"/>
    <meta:document-statistic meta:table-count="9" meta:cell-count="1201"/>
  </office:meta>
</office:document-meta>
</file>